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style:text-properties officeooo:paragraph-rsid="0003cb05"/>
    </style:style>
    <style:style style:name="P3" style:family="paragraph" style:parent-style-name="Standard">
      <style:text-properties officeooo:paragraph-rsid="0005c0af"/>
    </style:style>
    <style:style style:name="P4" style:family="paragraph" style:parent-style-name="Standard">
      <style:text-properties fo:color="#c00000" fo:font-weight="bold" style:font-weight-asian="bold"/>
    </style:style>
    <style:style style:name="P5" style:family="paragraph" style:parent-style-name="Standard">
      <style:text-properties officeooo:rsid="000ca58a" officeooo:paragraph-rsid="000ca58a"/>
    </style:style>
    <style:style style:name="P6" style:family="paragraph" style:parent-style-name="Standard">
      <style:text-properties officeooo:rsid="000e4e66" officeooo:paragraph-rsid="000e4e66"/>
    </style:style>
    <style:style style:name="P7" style:family="paragraph" style:parent-style-name="Standard">
      <style:text-properties officeooo:paragraph-rsid="00107089"/>
    </style:style>
    <style:style style:name="P8" style:family="paragraph" style:parent-style-name="Standard">
      <style:text-properties officeooo:rsid="001447f0" officeooo:paragraph-rsid="001447f0"/>
    </style:style>
    <style:style style:name="P9" style:family="paragraph" style:parent-style-name="Standard">
      <style:text-properties officeooo:rsid="00190caf" officeooo:paragraph-rsid="00190caf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0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1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2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7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/>
    </style:style>
    <style:style style:name="P29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30" style:family="paragraph" style:parent-style-name="Heading_20_1" style:master-page-name="Converted2">
      <style:paragraph-properties style:page-number="3"/>
    </style:style>
    <style:style style:name="P31" style:family="paragraph" style:parent-style-name="Heading_20_2">
      <style:text-properties officeooo:paragraph-rsid="0003cb05"/>
    </style:style>
    <style:style style:name="P32" style:family="paragraph" style:parent-style-name="Heading_20_2">
      <style:text-properties fo:color="#c00000" officeooo:paragraph-rsid="0003cb05"/>
    </style:style>
    <style:style style:name="P33" style:family="paragraph" style:parent-style-name="List_20_Paragraph" style:list-style-name="WWNum15"/>
    <style:style style:name="P34" style:family="paragraph" style:parent-style-name="List_20_Paragraph" style:list-style-name="WWNum14"/>
    <style:style style:name="P35" style:family="paragraph" style:parent-style-name="List_20_Paragraph" style:list-style-name="WWNum14">
      <style:text-properties fo:color="#c00000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color="#c00000" fo:font-size="11pt" fo:font-weight="bold" style:font-name-asian="Calibri1" style:font-size-asian="11pt" style:font-weight-asian="bold"/>
    </style:style>
    <style:style style:name="T3" style:family="text">
      <style:text-properties fo:font-size="11pt" style:font-name-asian="Calibri1" style:font-size-asian="11pt"/>
    </style:style>
    <style:style style:name="T4" style:family="text">
      <style:text-properties fo:letter-spacing="0.002cm"/>
    </style:style>
    <style:style style:name="T5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6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7" style:family="text">
      <style:text-properties officeooo:rsid="000297d4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9" style:family="text">
      <style:text-properties officeooo:rsid="000e4e6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07089" style:font-style-asian="italic" style:font-style-complex="italic"/>
    </style:style>
    <style:style style:name="T12" style:family="text">
      <style:text-properties fo:font-style="italic" officeooo:rsid="000e4e66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07089" style:font-style-asian="normal" style:font-style-complex="normal"/>
    </style:style>
    <style:style style:name="T15" style:family="text">
      <style:text-properties fo:font-style="normal" officeooo:rsid="0024337b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3691e" style:font-style-asian="normal" style:font-style-complex="normal"/>
    </style:style>
    <style:style style:name="T18" style:family="text">
      <style:text-properties fo:font-style="normal" style:text-underline-style="none" officeooo:rsid="00107089" style:font-style-asian="normal" style:font-style-complex="normal"/>
    </style:style>
    <style:style style:name="T19" style:family="text">
      <style:text-properties fo:font-style="normal" style:text-underline-style="none" officeooo:rsid="0017aa04" style:font-style-asian="normal" style:font-style-complex="normal"/>
    </style:style>
    <style:style style:name="T20" style:family="text">
      <style:text-properties fo:font-style="normal" style:text-underline-style="none" officeooo:rsid="00190caf" style:font-style-asian="normal" style:font-style-complex="normal"/>
    </style:style>
    <style:style style:name="T21" style:family="text">
      <style:text-properties fo:font-style="normal" style:text-underline-style="none" officeooo:rsid="001b93b1" style:font-style-asian="normal" style:font-style-complex="normal"/>
    </style:style>
    <style:style style:name="T22" style:family="text">
      <style:text-properties officeooo:rsid="00107089"/>
    </style:style>
    <style:style style:name="T23" style:family="text">
      <style:text-properties style:font-weight-complex="normal"/>
    </style:style>
    <style:style style:name="T24" style:family="text">
      <style:text-properties officeooo:rsid="0021d2a1"/>
    </style:style>
    <style:style style:name="T25" style:family="text">
      <style:text-properties officeooo:rsid="0021f64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FAESA CENTRO UNIVERSITÁRIO</text:p>
      <text:p text:style-name="P11">CIÊNCIA DA COMPUTAÇÃO</text:p>
      <text:p text:style-name="P11"/>
      <text:p text:style-name="P13"/>
      <text:p text:style-name="P11"/>
      <text:p text:style-name="P11"/>
      <text:p text:style-name="P11">RAFAEL DE OLIVEIRA COSTA</text:p>
      <text:p text:style-name="P11">ROBSON SANTOS RODRIGUES</text:p>
      <text:p text:style-name="P11"/>
      <text:p text:style-name="P11"/>
      <text:p text:style-name="P11"/>
      <text:p text:style-name="P11"/>
      <text:p text:style-name="P15">VISÃO COMPUTACIONAL E REDES NEURAIS ARTIFICIAIS PARA ENSINAR UM COMPUTADOR A JOGAR MEGA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8"><text:span text:style-name="T23">VITÓRIA</text:span></text:p>
      <text:p text:style-name="P16">2018</text:p>
      <text:p text:style-name="P27">RAFAEL DE OLIVEIRA COSTA</text:p>
      <text:p text:style-name="P11">ROBSON SANTOS RODRIGUE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VISÃO COMPUTACIONAL E REDES NEURAIS ARTIFICIAIS PARA ENSINAR UM COMPUTADOR A JOGAR MEGA MAN X6</text:p>
      <text:p text:style-name="P20"/>
      <text:p text:style-name="P20"/>
      <text:p text:style-name="P20"/>
      <text:p text:style-name="P21"/>
      <text:p text:style-name="P22"><text:span text:style-name="T3">Projeto de Pesquisa do Trabalho de Conclusão do Curso de Graduação em Ciência da Computação apresentado ao </text:span><text:span text:style-name="T5">Faesa Centro Universitári</text:span><text:span text:style-name="T6">o</text:span><text:span text:style-name="T3">, sob orientação do prof. </text:span><text:span text:style-name="T8">Howard Roatti</text:span><text:span text:style-name="T2">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12"><text:bookmark text:name="_GoBack"/></text:p>
      <text:p text:style-name="P28"><text:span text:style-name="T23"/></text:p>
      <text:p text:style-name="P28"><text:span text:style-name="T23">VITÓRIA</text:span></text:p>
      <text:p text:style-name="P16">201<text:span text:style-name="T7">8</text:span></text:p>
      <text:p text:style-name="P13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503_1894743545" text:style-name="Internet_20_link" text:visited-style-name="Visited_20_Internet_20_Link"><text:s/>1 INTRODUÇÃO<text:tab/>3</text:a></text:p>
          <text:p text:style-name="P23"><text:a xlink:type="simple" xlink:href="#__RefHeading___Toc313_1736947057" text:style-name="Internet_20_link" text:visited-style-name="Visited_20_Internet_20_Link"><text:s/>1.1 PROBLEMA<text:tab/>3</text:a></text:p>
          <text:p text:style-name="P23"><text:a xlink:type="simple" xlink:href="#__RefHeading___Toc315_1736947057" text:style-name="Internet_20_link" text:visited-style-name="Visited_20_Internet_20_Link"><text:s/>1.2 FORMULAÇÃO DO PROBLEMA<text:tab/>3</text:a></text:p>
          <text:p text:style-name="P23"><text:a xlink:type="simple" xlink:href="#__RefHeading___Toc317_1736947057" text:style-name="Internet_20_link" text:visited-style-name="Visited_20_Internet_20_Link"><text:s/>1.3 HIPÓTESE – ESCREVER A HIPÓTESE<text:tab/>3</text:a></text:p>
          <text:p text:style-name="P23"><text:a xlink:type="simple" xlink:href="#__RefHeading___Toc319_1736947057" text:style-name="Internet_20_link" text:visited-style-name="Visited_20_Internet_20_Link"><text:s/>1.4 OBJETIVOS<text:tab/>3</text:a></text:p>
          <text:p text:style-name="P25"><text:a xlink:type="simple" xlink:href="#__RefHeading___Toc323_1736947057" text:style-name="Internet_20_link" text:visited-style-name="Visited_20_Internet_20_Link"><text:s/>1.4.1 Objetivo Geral<text:tab/>3</text:a></text:p>
          <text:p text:style-name="P25"><text:a xlink:type="simple" xlink:href="#__RefHeading___Toc505_1894743545" text:style-name="Internet_20_link" text:visited-style-name="Visited_20_Internet_20_Link"><text:s/>1.4.2 Objetivos específicos<text:tab/>4</text:a></text:p>
          <text:p text:style-name="P23"><text:a xlink:type="simple" xlink:href="#__RefHeading___Toc507_1894743545" text:style-name="Internet_20_link" text:visited-style-name="Visited_20_Internet_20_Link"><text:s/>1.5 JUSTIFICATIVA<text:tab/>4</text:a></text:p>
        </text:index-body>
      </text:table-of-content>
      <text:p text:style-name="P13"/>
      <text:p text:style-name="P13"/>
      <text:p text:style-name="P13"/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30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5"><text:span text:style-name="T24">Diversos projetos fazem uso de</text:span> inteligência artificial para jogar jogos dos mais variados tipos, porém <text:span text:style-name="T24">poucos utilizam</text:span> um meio comum ao ser humano, a visão. <text:span text:style-name="T24">O ser humano utiliza</text:span> a visão para obter informações sobre um jogo qualquer e com base no que está vendo toma <text:span text:style-name="T25">decições </text:span>buscando cumprir seu objetivo.</text:p>
      <text:p text:style-name="P5">Com a evolução dos computadores em relação a velocidade de processamento, <text:span text:style-name="T9">quantidade maiores de memória</text:span> e técnicas algoritmicas mais avançadas, é possível pensar em um computador imitando esse comportamento.</text:p>
      <text:p text:style-name="P6">O jogo usado para a demonstração foi o Megaman 3, um famoso jogo de plataforma lançado para o console NES <text:span text:style-name="T10">(Nintendo Enterteiment System)</text:span><text:span text:style-name="T13"> no ano de 1990. O jogo funciona de uma forma simples: escolhe-se uma fase, chega-</text:span><text:span text:style-name="T15">se</text:span><text:span text:style-name="T13"> ao fim da fase </text:span><text:span text:style-name="T15">passando por inimigos e obstáculos</text:span><text:span text:style-name="T13">, derrota-</text:span><text:span text:style-name="T15">se</text:span><text:span text:style-name="T13"> o chefe e </text:span><text:span text:style-name="T15">o processo se repete para o restante das fases variando os obstáculos e inimigos</text:span><text:span text:style-name="T13">.</text:span></text:p>
      <text:p text:style-name="P5">Neste trabalho será <text:span text:style-name="T9">dada uma demonstração da possibilidade de se ensinar um computador a jogar </text:span><text:span text:style-name="T12">videogame</text:span><text:span text:style-name="T9"> como um ser humano, usando a visão como entrada de dados.</text:span>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7"><text:span text:style-name="T22">Existem projetos que demonstram a possibilidade de ensinar um computador a jogar videogame, como o projeto MarI/O. Nele um computador é instruído a completar uma fase de </text:span><text:span text:style-name="T11">Super Mario Word</text:span><text:span text:style-name="T14">, coletando informações da memória do emulador e usando como entrada para treinar a </text:span><text:span text:style-name="T18">Rede Neura</text:span><text:span text:style-name="T17">l que ele possui</text:span><text:span text:style-name="T18">.</text:span></text:p>
      <text:p text:style-name="P8"><text:span text:style-name="T18">O </text:span><text:span text:style-name="T16">problema proposto por este trabalho é parecido em muita coisa com o MarI/O, no que diz respeito a tomadas de decisão, já que ambos os jogos são de plataforma e objetivo é chegar ao fim d</text:span><text:span text:style-name="T19">e uma</text:span><text:span text:style-name="T16"> fase. </text:span><text:span text:style-name="T20">A ideia de como o personagem deste projeto toma as decisões provavelmente será considerada ao longo deste trabalho, sendo usado várias vezes para consulta.</text:span></text:p>
      <text:p text:style-name="P9"><text:soft-page-break/><text:span text:style-name="T16">Já na </text:span><text:span text:style-name="T21">área</text:span><text:span text:style-name="T16"> de visão computacional existe uma variedade enorme de algoritmos e projetos que tem como objetivo a detecção de objetos, necessária para a alimentação do algoritmo de tomada de decisão </text:span><text:span text:style-name="T21">de controle do personagem</text:span><text:span text:style-name="T16">.</text:span></text:p>
      <text:p text:style-name="P29">….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P2">É possível ensinar o computador a jogar um jogo de <text:span text:style-name="T1">vídeo game </text:span>utilizando como entrada para o processamento somente imagens, de tal maneira a simular o que o ser humano faz?</text:p>
      <text:h text:style-name="P31" text:outline-level="2"><text:bookmark-start text:name="_Toc524189386"/><text:bookmark-start text:name="__RefHeading___Toc317_1736947057"/>HIPÓTESE<text:bookmark-end text:name="_Toc524189386"/> <text:span text:style-name="T1">– ESCREVER A HIPÓTESE</text:span><text:bookmark-end text:name="__RefHeading___Toc317_1736947057"/></text:h>
      <text:h text:style-name="P32" text:outline-level="2" text:is-list-header="true"/>
      <text:h text:style-name="P31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P3"><text:span text:style-name="T1">Demonstrar que é possível </text:span>desenvolver uma inteligência artificial que possa jogar Mega Man utilizando como entrada os dados obtidos por visão computacional. <text:span text:style-name="T1">Espera-se que no fim do experimento o computador </text:span>consiga jogar relativamente bem, evitando danos dos inimigos e desenvolvendo maneiras próprias de derrotar <text:span text:style-name="T1">o chefe final</text:span> da fase.</text:p>
      <text:h text:style-name="Heading_20_3" text:outline-level="3"><text:bookmark-start text:name="__RefHeading___Toc505_1894743545"/><text:bookmark-start text:name="_Toc524189389"/>Objetivos<text:span text:style-name="T4"> </text:span>específicos<text:bookmark-end text:name="__RefHeading___Toc505_1894743545"/><text:bookmark-end text:name="_Toc524189389"/></text:h>
      <text:list xml:id="list93414561496723223" text:style-name="WWNum15">
        <text:list-item>
          <text:p text:style-name="P33">Emular o jogo e capturar a tela <text:span text:style-name="T24">para</text:span><text:span text:style-name="T1"> </text:span>utilizá-la em código<text:span text:style-name="T1">.</text:span></text:p>
        </text:list-item>
        <text:list-item>
          <text:p text:style-name="P33">Aplicar técnicas de visão <text:span text:style-name="T1">computacional a tela </text:span>do jogo<text:span text:style-name="T1">.</text:span></text:p>
        </text:list-item>
      </text:list>
      <text:list xml:id="list8365246780748310689" text:style-name="WWNum14">
        <text:list-item>
          <text:p text:style-name="P34">Extrair informações úteis a partir dos dados gerados pela visão<text:span text:style-name="T1">, como distinguir um inimigo de uma parte do cenário.</text:span></text:p>
        </text:list-item>
        <text:list-item>
          <text:p text:style-name="P34">Desenvolver uma IA que consiga aprender a lógica do jogo<text:span text:style-name="T1">, e saiba </text:span>avaliar o sucesso do fracasso a partir das informações obtidas pela visão<text:span text:style-name="T1">.</text:span></text:p>
        </text:list-item>
        <text:list-item>
          <text:p text:style-name="P35">A IA tomar decisões que melhorem seu desempenho no jogo.<text:bookmark text:name="_Toc524189390"/></text:p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Standard"><text:soft-page-break/>Assim como uma máquina <text:span text:style-name="T1">pode a partir da visão tomar </text:span>decisões que a leve a cumprir o objetivo de um jogo, ela poderia tomar decisões para cumprir qualquer outro objetivo <text:span text:style-name="T1">a partir da visão</text:span>. Esse trabalho pode somar no que <text:span text:style-name="T1">diz respeito a </text:span>inteligência artificial guiada por visão, pois demonstra uma aplicação prática de como uma máquina <text:span text:style-name="T1">a partir de </text:span>imagens, consegue tomar decisões que a leva a cumprir um determinado objetivo.</text:p>
      <text:p text:style-name="P4">AINDA PODEM EXPANDIR A IMPORTÂNCIA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.423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5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26</meta:editing-cycles>
    <meta:print-date>2018-09-07T04:08:00</meta:print-date>
    <meta:creation-date>2018-09-10T18:54:00</meta:creation-date>
    <dc:date>2018-10-14T22:28:43.442016877</dc:date>
    <meta:editing-duration>PT6H23M9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7" meta:paragraph-count="48" meta:word-count="692" meta:character-count="4214" meta:non-whitespace-character-count="3557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